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81mm"/>
    </style:style>
    <style:style style:name="co3" style:family="table-column">
      <style:table-column-properties fo:break-before="auto" style:column-width="50.62mm"/>
    </style:style>
    <style:style style:name="co4" style:family="table-column">
      <style:table-column-properties fo:break-before="auto" style:column-width="34.84mm"/>
    </style:style>
    <style:style style:name="co5" style:family="table-column">
      <style:table-column-properties fo:break-before="auto" style:column-width="34.01mm"/>
    </style:style>
    <style:style style:name="co6" style:family="table-column">
      <style:table-column-properties fo:break-before="auto" style:column-width="38.89mm"/>
    </style:style>
    <style:style style:name="co7" style:family="table-column">
      <style:table-column-properties fo:break-before="auto" style:column-width="33.8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order-bottom="none" fo:border-left="0.06pt solid #ed7d31" fo:border-right="none" fo:border-top="0.06pt solid #ed7d31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0000">
      <style:table-cell-properties fo:border-bottom="none" style:text-align-source="fix" style:repeat-content="false" fo:border-left="none" fo:border-right="none" fo:border-top="0.06pt solid #ed7d31" style:vertical-align="automatic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Misure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ID Estensimetro</text:p>
          </table:table-cell>
          <table:table-cell table:style-name="ce4" office:value-type="string" calcext:value-type="string">
            <text:p>F applicata (kgf)</text:p>
          </table:table-cell>
          <table:table-cell table:style-name="ce4" office:value-type="string" calcext:value-type="string">
            <text:p>Allungamento</text:p>
          </table:table-cell>
          <table:table-cell table:style-name="ce4" office:value-type="string" calcext:value-type="string">
            <text:p>Ritor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4" calcext:value-type="float">
            <text:p>2.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8" calcext:value-type="float">
            <text:p>2.8</text:p>
          </table:table-cell>
          <table:table-cell office:value-type="float" office:value="47.5" calcext:value-type="float">
            <text:p>47.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2" calcext:value-type="float">
            <text:p>3.2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.6</text:p>
          </table:table-cell>
          <table:table-cell office:value-type="float" office:value="66" calcext:value-type="float">
            <text:p>66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5.5" calcext:value-type="float">
            <text:p>75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6" calcext:value-type="float">
            <text:p>1.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0.3" calcext:value-type="float">
            <text:p>40.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" calcext:value-type="float">
            <text:p>2.8</text:p>
          </table:table-cell>
          <table:table-cell office:value-type="float" office:value="65.5" calcext:value-type="float">
            <text:p>65.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2" calcext:value-type="float">
            <text:p>3.2</text:p>
          </table:table-cell>
          <table:table-cell office:value-type="float" office:value="79.5" calcext:value-type="float">
            <text:p>79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6" calcext:value-type="float">
            <text:p>3.6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25" calcext:value-type="float">
            <text:p>2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5.3" calcext:value-type="float">
            <text:p>75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51" calcext:value-type="float">
            <text:p>151</text:p>
          </table:table-cell>
          <table:table-cell office:value-type="float" office:value="151.6" calcext:value-type="float">
            <text:p>151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176" calcext:value-type="float">
            <text:p>176</text:p>
          </table:table-cell>
          <table:table-cell office:value-type="float" office:value="176.6" calcext:value-type="float">
            <text:p>176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office:value-type="float" office:value="20.3" calcext:value-type="float">
            <text:p>20.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.6" calcext:value-type="float">
            <text:p>1.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6.5" calcext:value-type="float">
            <text:p>56.5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2.4" calcext:value-type="float">
            <text:p>2.4</text:p>
          </table:table-cell>
          <table:table-cell office:value-type="float" office:value="76" calcext:value-type="float">
            <text:p>76</text:p>
          </table:table-cell>
          <table:table-cell office:value-type="float" office:value="75.5" calcext:value-type="float">
            <text:p>75.5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94.5" calcext:value-type="float">
            <text:p>94.5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131" calcext:value-type="float">
            <text:p>131</text:p>
          </table:table-cell>
          <table:table-cell office:value-type="float" office:value="131.5" calcext:value-type="float">
            <text:p>131.5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49.5" calcext:value-type="float">
            <text:p>149.5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168.5" calcext:value-type="float">
            <text:p>168.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style-name="ce5" office:value-type="string" calcext:value-type="string">
            <text:p>0.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5" office:value-type="string" calcext:value-type="string">
            <text:p>22.5</text:p>
          </table:table-cell>
          <table:table-cell table:style-name="ce5"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style-name="ce5" office:value-type="string" calcext:value-type="string">
            <text:p>43.5</text:p>
          </table:table-cell>
          <table:table-cell table:style-name="ce5"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63.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4.6" calcext:value-type="float">
            <text:p>84.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5" calcext:value-type="float">
            <text:p>10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style-name="ce5" office:value-type="float" office:value="27.5" calcext:value-type="float">
            <text:p>27.5</text:p>
          </table:table-cell>
          <table:table-cell table:style-name="ce5" office:value-type="float" office:value="125.5" calcext:value-type="float">
            <text:p>125.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46" calcext:value-type="float">
            <text:p>14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68.3" calcext:value-type="float">
            <text:p>168.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table:number-columns-repeated="2" table:style-name="ce5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office:value-type="float" office:value="31" calcext:value-type="float">
            <text:p>31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8.5" calcext:value-type="float">
            <text:p>88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117" calcext:value-type="float">
            <text:p>117</text:p>
          </table:table-cell>
          <table:table-cell office:value-type="float" office:value="117.5" calcext:value-type="float">
            <text:p>11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75.5" calcext:value-type="float">
            <text:p>175.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3.6" calcext:value-type="float">
            <text:p>233.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office:value-type="float" office:value="26" calcext:value-type="float">
            <text:p>26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" calcext:value-type="float">
            <text:p>2.4</text:p>
          </table:table-cell>
          <table:table-cell office:value-type="float" office:value="50.5" calcext:value-type="float">
            <text:p>50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111.5" calcext:value-type="float">
            <text:p>111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6" calcext:value-type="float">
            <text:p>1.6</text:p>
          </table:table-cell>
          <table:table-cell office:value-type="float" office:value="31.3" calcext:value-type="float">
            <text:p>31.3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" calcext:value-type="float">
            <text:p>2.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" calcext:value-type="float">
            <text:p>2.8</text:p>
          </table:table-cell>
          <table:table-cell office:value-type="float" office:value="77.5" calcext:value-type="float">
            <text:p>77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.2</text:p>
          </table:table-cell>
          <table:table-cell office:value-type="float" office:value="92.6" calcext:value-type="float">
            <text:p>92.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6" calcext:value-type="float">
            <text:p>3.6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23.6" calcext:value-type="float">
            <text:p>123.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6" calcext:value-type="float">
            <text:p>3.6</text:p>
          </table:table-cell>
          <table:table-cell office:value-type="float" office:value="99" calcext:value-type="float">
            <text:p>99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22" calcext:value-type="float">
            <text:p>22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  <table:table-cell office:value-type="float" office:value="44" calcext:value-type="float">
            <text:p>44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.4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8" calcext:value-type="float">
            <text:p>2.8</text:p>
          </table:table-cell>
          <table:table-cell office:value-type="float" office:value="109" calcext:value-type="float">
            <text:p>109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2" calcext:value-type="float">
            <text:p>3.2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151.5" calcext:value-type="float">
            <text:p>151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78.5" calcext:value-type="float">
            <text:p>178.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style-name="Default" office:value-type="float" office:value="21.5" calcext:value-type="float">
            <text:p>21,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style-name="Default" office:value-type="float" office:value="41.5" calcext:value-type="float">
            <text:p>41,5</text:p>
          </table:table-cell>
          <table:table-cell table:style-name="Default" office:value-type="float" office:value="40.5" calcext:value-type="float">
            <text:p>40,5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0" calcext:value-type="float">
            <text:p>60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81" calcext:value-type="float">
            <text:p>81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table:style-name="Default" office:value-type="float" office:value="121.5" calcext:value-type="float">
            <text:p>121,5</text:p>
          </table:table-cell>
          <table:table-cell table:style-name="Default" office:value-type="float" office:value="122" calcext:value-type="float">
            <text:p>122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float" office:value="142" calcext:value-type="float">
            <text:p>142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162.5" calcext:value-type="float">
            <text:p>162,5</text:p>
          </table:table-cell>
          <table:table-cell table:style-name="Default" office:value-type="float" office:value="163" calcext:value-type="float">
            <text:p>163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table:number-columns-repeated="2" table:style-name="Default" office:value-type="float" office:value="183" calcext:value-type="float">
            <text:p>183</text:p>
          </table:table-cell>
        </table:table-row>
      </table:table>
      <table:table table:name="Estensimetr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teriale</text:p>
          </table:table-cell>
          <table:table-cell office:value-type="string" calcext:value-type="string">
            <text:p>Lunghezza (mm)</text:p>
          </table:table-cell>
          <table:table-cell office:value-type="string" calcext:value-type="string">
            <text:p>Errore Lunghezza (mm)</text:p>
          </table:table-cell>
          <table:table-cell office:value-type="string" calcext:value-type="string">
            <text:p>Diametro (mm)</text:p>
          </table:table-cell>
          <table:table-cell office:value-type="string" calcext:value-type="string">
            <text:p>Errore Diametro (mm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0.229" calcext:value-type="float">
            <text:p>0,229</text:p>
          </table:table-cell>
          <table:table-cell office:value-type="float" office:value="0.002" calcext:value-type="float">
            <text:p>0,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,279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0.305" calcext:value-type="float">
            <text:p>0,305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0.356" calcext:value-type="float">
            <text:p>0,356</text:p>
          </table:table-cell>
          <table:table-cell office:value-type="float" office:value="0.004" calcext:value-type="float">
            <text:p>0,0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0.381" calcext:value-type="float">
            <text:p>0,381</text:p>
          </table:table-cell>
          <table:table-cell office:value-type="float" office:value="0.004" calcext:value-type="float">
            <text:p>0,00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0.406" calcext:value-type="float">
            <text:p>0,406</text:p>
          </table:table-cell>
          <table:table-cell office:value-type="float" office:value="0.004" calcext:value-type="float">
            <text:p>0,00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0.432" calcext:value-type="float">
            <text:p>0,432</text:p>
          </table:table-cell>
          <table:table-cell office:value-type="float" office:value="0.004" calcext:value-type="float">
            <text:p>0,00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,279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,279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,279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,279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,279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,279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,279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279" calcext:value-type="float">
            <text:p>0,279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>
            <text:p>Stesso diametro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Stessa lunghezz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Tungsten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tton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Materiali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Material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cciai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Otton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ngste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date-style style:name="N106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4_0_25__20_-_20_Colore_20_5" style:display-name="40% - Colore 5" style:family="table-cell" style:parent-style-name="Default" style:data-style-name="N0">
      <style:table-cell-properties fo:background-color="#bdd7e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7:43:24.56004124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Chiara Busciolano</meta:initial-creator>
    <meta:creation-date>2017-03-01T13:31:41Z</meta:creation-date>
    <dc:date>2017-03-08T17:50:42.107962857</dc:date>
    <meta:editing-duration>PT29M54S</meta:editing-duration>
    <meta:editing-cycles>6</meta:editing-cycles>
    <meta:document-statistic meta:table-count="3" meta:cell-count="588" meta:object-count="0"/>
  </office:meta>
</office:document-meta>
</file>